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" style:parent-style-name="Paragraphedeliste" style:list-style-name="LFO2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" style:parent-style-name="Paragraphedeliste" style:list-style-name="LFO2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style:font-weight-complex="bold"/>
    </style:style>
    <style:style style:name="P13" style:parent-style-name="Normal" style:family="paragraph">
      <style:text-properties style:font-weight-complex="bold"/>
    </style:style>
    <style:style style:name="P14" style:parent-style-name="Normal" style:family="paragraph">
      <style:text-properties style:font-weight-complex="bold"/>
    </style:style>
    <style:style style:name="T15" style:parent-style-name="Policepardéfaut" style:family="text">
      <style:text-properties style:font-weight-complex="bold"/>
    </style:style>
    <style:style style:name="T16" style:parent-style-name="Policepardéfaut" style:family="text">
      <style:text-properties style:font-weight-complex="bold" fo:font-style="italic" style:font-style-asian="italic" style:font-style-complex="italic"/>
    </style:style>
    <style:style style:name="T17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weight-complex="bold"/>
    </style:style>
    <style:style style:name="T21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31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32" style:parent-style-name="Normal" style:family="paragraph">
      <style:paragraph-properties fo:background-color="#FFFFFF"/>
    </style:style>
    <style:style style:name="T33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34" style:parent-style-name="apple-converted-space" style:family="text">
      <style:text-properties style:font-name="Arial" style:font-name-complex="Arial" fo:color="#222222" fo:font-size="9.5pt" style:font-size-asian="9.5pt" style:font-size-complex="9.5pt"/>
    </style:style>
    <style:style style:name="T35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36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P37" style:parent-style-name="Normal" style:family="paragraph">
      <style:paragraph-properties fo:background-color="#FFFFFF"/>
    </style:style>
    <style:style style:name="T38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39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P40" style:parent-style-name="Normal" style:family="paragraph">
      <style:paragraph-properties fo:background-color="#FFFFFF"/>
    </style:style>
    <style:style style:name="T41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42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43" style:parent-style-name="apple-converted-space" style:family="text">
      <style:text-properties style:font-name="Arial" style:font-name-complex="Arial" fo:color="#222222" fo:font-size="9.5pt" style:font-size-asian="9.5pt" style:font-size-complex="9.5pt"/>
    </style:style>
    <style:style style:name="T44" style:parent-style-name="apple-converted-space" style:family="text">
      <style:text-properties style:font-name="Arial" style:font-name-complex="Arial" fo:color="#222222" fo:font-size="9.5pt" style:font-size-asian="9.5pt" style:font-size-complex="9.5pt"/>
    </style:style>
    <style:style style:name="T45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P46" style:parent-style-name="Normal" style:family="paragraph">
      <style:paragraph-properties fo:background-color="#FFFFFF"/>
    </style:style>
    <style:style style:name="T47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48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49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50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51" style:parent-style-name="apple-converted-space" style:family="text">
      <style:text-properties style:font-name="Arial" style:font-name-complex="Arial" fo:color="#222222" fo:font-size="9.5pt" style:font-size-asian="9.5pt" style:font-size-complex="9.5pt"/>
    </style:style>
    <style:style style:name="T52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P53" style:parent-style-name="Normal" style:family="paragraph">
      <style:paragraph-properties fo:background-color="#FFFFFF"/>
    </style:style>
    <style:style style:name="T54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55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P56" style:parent-style-name="Normal" style:family="paragraph">
      <style:paragraph-properties fo:background-color="#FFFFFF"/>
    </style:style>
    <style:style style:name="T57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58" style:parent-style-name="apple-converted-space" style:family="text">
      <style:text-properties style:font-name="Arial" style:font-name-complex="Arial" fo:color="#222222" fo:font-size="9.5pt" style:font-size-asian="9.5pt" style:font-size-complex="9.5pt"/>
    </style:style>
    <style:style style:name="T59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60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61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62" style:parent-style-name="Policepardéfaut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P63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64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65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66" style:parent-style-name="Normal" style:family="paragraph">
      <style:paragraph-properties fo:background-color="#FFFFFF"/>
    </style:style>
    <style:style style:name="T67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68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69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P70" style:parent-style-name="Normal" style:family="paragraph">
      <style:paragraph-properties fo:background-color="#FFFFFF"/>
    </style:style>
    <style:style style:name="T71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72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P73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74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75" style:parent-style-name="Normal" style:family="paragraph">
      <style:paragraph-properties fo:background-color="#FFFFFF"/>
    </style:style>
    <style:style style:name="T76" style:parent-style-name="Policepardéfaut" style:family="text">
      <style:text-properties style:font-name="Arial" style:font-name-complex="Arial" fo:color="#222222" fo:font-size="9.5pt" style:font-size-asian="9.5pt" style:font-size-complex="9.5pt"/>
    </style:style>
    <style:style style:name="T77" style:parent-style-name="Lienhypertexte" style:family="text">
      <style:text-properties style:font-name="Arial" style:font-name-complex="Arial" fo:color="#1155CC" fo:font-size="10pt" style:font-size-asian="10pt" style:font-size-complex="10pt"/>
    </style:style>
    <style:style style:name="P78" style:parent-style-name="Normal" style:family="paragraph">
      <style:paragraph-properties fo:background-color="#FFFFFF"/>
    </style:style>
    <style:style style:name="T79" style:parent-style-name="Policepardéfaut" style:family="text">
      <style:text-properties style:font-name="Arial" style:font-name-complex="Arial" fo:color="#111111" fo:font-size="10pt" style:font-size-asian="10pt" style:font-size-complex="10pt"/>
    </style:style>
    <style:style style:name="T80" style:parent-style-name="Lienhypertexte" style:family="text">
      <style:text-properties style:font-name="Arial" style:font-name-complex="Arial" fo:color="#1155CC" fo:font-size="10pt" style:font-size-asian="10pt" style:font-size-complex="10pt"/>
    </style:style>
    <style:style style:name="T81" style:parent-style-name="Policepardéfaut" style:family="text">
      <style:text-properties style:font-name="Arial" style:font-name-complex="Arial" fo:color="#111111" fo:font-size="10pt" style:font-size-asian="10pt" style:font-size-complex="10pt"/>
    </style:style>
    <style:style style:name="P82" style:parent-style-name="Normal" style:family="paragraph">
      <style:paragraph-properties fo:background-color="#FFFFFF"/>
      <style:text-properties style:font-name="Arial" style:font-name-complex="Arial" fo:color="#222222" fo:font-size="9.5pt" style:font-size-asian="9.5pt" style:font-size-complex="9.5pt"/>
    </style:style>
    <style:style style:name="P83" style:parent-style-name="Normal" style:family="paragraph">
      <style:paragraph-properties fo:background-color="#FFFFFF"/>
    </style:style>
    <style:style style:name="T84" style:parent-style-name="Lienhypertexte" style:family="text">
      <style:text-properties style:font-name="Arial" style:font-name-complex="Arial" fo:color="#1155CC" fo:font-size="9.5pt" style:font-size-asian="9.5pt" style:font-size-complex="9.5pt"/>
    </style:style>
    <style:style style:name="T85" style:parent-style-name="Policepardéfaut" style:family="text">
      <style:text-properties style:font-name="Arial" style:font-name-complex="Arial" fo:color="#111111" fo:font-size="9.5pt" style:font-size-asian="9.5pt" style:font-size-complex="9.5pt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98" style:parent-style-name="Policepardéfaut" style:family="text">
      <style:text-properties fo:font-weight="bold" style:font-weight-asian="bold" style:font-weight-complex="bold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T100" style:parent-style-name="Policepardéfaut" style:family="text">
      <style:text-properties fo:font-weight="bold" style:font-weight-asian="bold" style:font-weight-complex="bold"/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105" style:parent-style-name="Policepardéfaut" style:family="text">
      <style:text-properties fo:font-weight="bold" style:font-weight-asian="bold" style:font-weight-complex="bold"/>
    </style:style>
    <style:style style:name="T10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07" style:parent-style-name="Policepardéfaut" style:family="text">
      <style:text-properties fo:font-weight="bold" style:font-weight-asian="bold" style:font-weight-complex="bold"/>
    </style:style>
    <style:style style:name="T10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09" style:parent-style-name="Policepardéfaut" style:family="text">
      <style:text-properties fo:font-weight="bold" style:font-weight-asian="bold" style:font-weight-complex="bold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list text:style-name="LFO1" text:continue-numbering="true">
        <text:list-item>
          <text:p text:style-name="P1">Familiarisation avec les OUTILS SEO :</text:p>
        </text:list-item>
      </text:list>
      <text:p text:style-name="P2"/>
      <text:list text:style-name="LFO2" text:continue-numbering="true">
        <text:list-item>
          <text:p text:style-name="P3">Utiliser ces différents outils de recherche afin de vous familiariser avec le type de résultat obtenu.</text:p>
        </text:list-item>
      </text:list>
      <text:p text:style-name="P4">site:www… / permet d’afficher toutes les<text:s/>pages recensées sous cette url.</text:p>
      <text:p text:style-name="P5">filetype:pdf ... / permet par exemple de ne rechercher que des fichiers <text:s/>pdf contenant le terme choisi, dans son titre.</text:p>
      <text:p text:style-name="P6">Les guillemets («») permettent de rechercher l’ensemble d’une expression.</text:p>
      <text:p text:style-name="P7">Un tiret (-) devant un mot permet de l’exclure de la recherche.</text:p>
      <text:p text:style-name="P8">Un tilde (~) <text:s text:c="3"/>devant un mot permet d’inclure les synonymes de celui-ci.</text:p>
      <text:p text:style-name="P9">Une étoile (*) <text:s text:c="7"/>à la place des mots inconnus permet de les <text:s text:c="2"/>trouver.</text:p>
      <text:p text:style-name="P10"/>
      <text:list text:style-name="LFO2" text:continue-numbering="true">
        <text:list-item>
          <text:p text:style-name="P11">Survolez l’ensemble de ces sites. Observez les différentes fonctionnalités disponibles.<text:s/></text:p>
        </text:list-item>
      </text:list>
      <text:p text:style-name="Normal">https:/<text:a xlink:href="http://www.google.fr/trends" office:target-frame-name="_top" xlink:show="replace"><text:span text:style-name="Lienhypertexte">/www.google.fr</text:span></text:a>/<text:a xlink:href="http://www.google.fr/trends" office:target-frame-name="_top" xlink:show="replace"><text:span text:style-name="Lienhypertexte">trends<text:s/></text:span></text:a><text:s/></text:p>
      <text:p text:style-name="Normal">https://adwords.google.fr/KeywordPlanner<text:span text:style-name="T12"><text:s/>(nécessite un compte) <text:s/></text:span></text:p>
      <text:p text:style-name="Normal"><text:a xlink:href="http://www.positeo.com/" office:target-frame-name="_top" xlink:show="replace"><text:span text:style-name="Lienhypertexte">www.positeo</text:span><text:span text:style-name="Lienhypertexte">.com</text:span></text:a></text:p>
      <text:p text:style-name="P13">https://fr.semrush.com/ (nécessite un compte)</text:p>
      <text:p text:style-name="P14">https://insight.yooda.com/<text:s/></text:p>
      <text:p text:style-name="Normal"><text:span text:style-name="T15">optimiz.me<text:s/></text:span><text:span text:style-name="T16">(inscription obligatoire)</text:span></text:p>
      <text:p text:style-name="Normal"><text:a xlink:href="http://www.webconfs.com/similar-page-checker.php" office:target-frame-name="_top" xlink:show="replace"><text:span text:style-name="Lienhypertexte">http://www.webconfs.com/similar-page-checker.php</text:span></text:a></text:p>
      <text:p text:style-name="Normal"><text:a xlink:href="http://wave.webaim.org/" office:target-frame-name="_top" xlink:show="replace"><text:span text:style-name="Lienhypertexte">http://wave.webaim.org/</text:span></text:a></text:p>
      <text:p text:style-name="Normal"><text:span text:style-name="T17">https://addons.mozilla.org/fr/firefox/addon/web-developer/</text:span></text:p>
      <text:p text:style-name="Normal"><text:a xlink:href="https://addons.mozilla.org/fr/firefox/addon/firebug/" office:target-frame-name="_top" xlink:show="replace"><text:span text:style-name="Lienhypertexte">https://addons.mozilla.org/fr/firefox/addon/firebug/</text:span></text:a></text:p>
      <text:p text:style-name="Normal"><text:span text:style-name="T18">https:/</text:span><text:a xlink:href="http://www.dareboost.com/fr/home" office:target-frame-name="_top" xlink:show="replace"><text:span text:style-name="Lienhypertexte">/www.dareboost.com/fr/home</text:span></text:a></text:p>
      <text:p text:style-name="Normal"><text:a xlink:href="http://www.webrankinfo.com/outils/header.php" office:target-frame-name="_top" xlink:show="replace"><text:span text:style-name="Lienhypertexte">http://www.webrankinfo.com/outils/header.php</text:span></text:a></text:p>
      <text:p text:style-name="Normal"><text:span text:style-name="T19">https://addons.mozilla.org/fr/firefox/addon/seo-status-pagerankale-<text:s/></text:span><text:span text:style-name="T20"><text:s/></text:span><text:span text:style-name="T21">xa-tool</text:span><text:span text:style-name="T22">b/</text:span></text:p>
      <text:p text:style-name="Normal"><text:span text:style-name="T23">https://chrome.google.com/webstore/detail/open-seo-statsformerly-pa/hbdkkfheckcdppiaiabobmennhijkknn?hl=fr</text:span></text:p>
      <text:p text:style-name="Normal"><text:span text:style-name="T24">https:/</text:span><text:a xlink:href="http://www.google.com/intl/fr_fr/business/" office:target-frame-name="_top" xlink:show="replace"><text:span text:style-name="Lienhypertexte">/www.google.com/intl/fr_fr/business/</text:span></text:a></text:p>
      <text:p text:style-name="Normal"><text:span text:style-name="T25">https:/</text:span><text:a xlink:href="http://www.google.com/webmasters/" office:target-frame-name="_top" xlink:show="replace"><text:span text:style-name="Lienhypertexte">/www.google.com/webmasters/#?modal_acti</text:span></text:a><text:span text:style-name="T26">v</text:span><text:a xlink:href="http://www.google.com/webmasters/" office:target-frame-name="_top" xlink:show="replace"><text:span text:style-name="Lienhypertexte">e=none</text:span></text:a></text:p>
      <text:p text:style-name="P27"/>
      <text:p text:style-name="P28"/>
      <text:soft-page-break/>
      <text:p text:style-name="P29">Liens Annexes :<text:s/></text:p>
      <text:p text:style-name="P30"><text:line-break/>Pour la liste de sites à regarder : </text:p>
      <text:p text:style-name="P31"/>
      <text:p text:style-name="P32"><text:span text:style-name="T33">-</text:span><text:span text:style-name="T34"> </text:span><text:a xlink:href="https://moz.com/blog" office:target-frame-name="_top" xlink:show="replace"><text:span text:style-name="T35">https://moz.</text:span><text:span text:style-name="T36">com/blog</text:span></text:a></text:p>
      <text:p text:style-name="P37"><text:span text:style-name="T38">- </text:span><text:a xlink:href="http://blog.axe-net.fr/" office:target-frame-name="_top" xlink:show="replace"><text:span text:style-name="T39">http://blog.axe-net.fr/</text:span></text:a></text:p>
      <text:p text:style-name="P40"><text:span text:style-name="T41">- </text:span><text:a xlink:href="http://www.abondance.com/" office:target-frame-name="_top" xlink:show="replace"><text:span text:style-name="T42">http://www.abondance.com/</text:span></text:a><text:span text:style-name="T43"> </text:span><text:span text:style-name="T44"><text:s/></text:span><text:span text:style-name="T45">(C'est le site d'Olivier Andrieu) </text:span></text:p>
      <text:p text:style-name="P46"><text:span text:style-name="T47">- </text:span><text:a xlink:href="http://www.miss-seo-girl.com/" office:target-frame-name="_top" xlink:show="replace"><text:span text:style-name="T48">http://www.miss-seo-girl.</text:span><text:span text:style-name="T49">com/</text:span></text:a><text:span text:style-name="T50"><text:s/></text:span><text:span text:style-name="T51"> </text:span><text:span text:style-name="T52">(C'est le site d'Alexandra Martin) </text:span></text:p>
      <text:p text:style-name="P53"><text:span text:style-name="T54">- </text:span><text:a xlink:href="http://www.eskimoz.fr/blog/" office:target-frame-name="_top" xlink:show="replace"><text:span text:style-name="T55">http://www.eskimoz.fr/blog/</text:span></text:a></text:p>
      <text:p text:style-name="P56"><text:span text:style-name="T57">-</text:span><text:span text:style-name="T58"> </text:span><text:a xlink:href="http://www.laurentbourrelly.com/blog/" office:target-frame-name="_top" xlink:show="replace"><text:span text:style-name="T59">http://www.laurentbourrelly.com/blog/</text:span></text:a><text:span text:style-name="T60"><text:s/></text:span><text:span text:style-name="T61"><text:s/>(</text:span><text:span text:style-name="T62">Laurent Bourelly – Le cocon sémantique)</text:span></text:p>
      <text:p text:style-name="P63"/>
      <text:p text:style-name="P64">Pour de la formation SEO : </text:p>
      <text:p text:style-name="P65"/>
      <text:p text:style-name="P66"><text:span text:style-name="T67">- Kevin Jourdan a fait des vidéos pour détecter des marchés de niches : </text:span><text:a xlink:href="https://mvplimited.leadpages.co/video1/" office:target-frame-name="_top" xlink:show="replace"><text:span text:style-name="T68">https://mvplimited.leadpages.co/video1/</text:span></text:a><text:span text:style-name="T69"> </text:span></text:p>
      <text:p text:style-name="P70"><text:span text:style-name="T71">- La chaine YouTube du SEOCamp : </text:span><text:a xlink:href="https://www.youtube.com/channel/UCya8RdO81H9VDVGPZBeH-rA" office:target-frame-name="_top" xlink:show="replace"><text:span text:style-name="T72">https://www.youtube.com/channel/UCya8RdO81H9VDVGPZBeH-rA</text:span></text:a></text:p>
      <text:p text:style-name="P73"/>
      <text:p text:style-name="P74">Pour les livres : </text:p>
      <text:p text:style-name="P75"><text:span text:style-name="T76">- </text:span><text:a xlink:href="http://www.amazon.fr/dp/2212140401" office:target-frame-name="_top" xlink:show="replace"><text:span text:style-name="T77">http://www.amazon.fr/dp/2212140401</text:span></text:a></text:p>
      <text:p text:style-name="P78"><text:span text:style-name="T79">- </text:span><text:a xlink:href="http://www.amazon.fr/dp/2212141181" office:target-frame-name="_top" xlink:show="replace"><text:span text:style-name="T80">http://www.amazon.fr/dp/2212141181</text:span></text:a><text:span text:style-name="T81"> </text:span></text:p>
      <text:p text:style-name="P82"/>
      <text:p text:style-name="P83"><text:a xlink:href="http://it-ebooks.info/search/?q=seo&amp;type=title" office:target-frame-name="_top" xlink:show="replace"><text:span text:style-name="T84">http://it-ebooks.info/search/?q=seo&amp;type=title</text:span></text:a><text:span text:style-name="T85"> </text:span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p text:style-name="Normal"><text:span text:style-name="T98">TP : Duplicate content (50 à 60 mots)</text:span></text:p>
      <text:p text:style-name="Normal">Faire 2 textes sur le même sujet (choix<text:s/>libre) en limitant au maximum les <text:s/>risques de duplicata content.</text:p>
      <text:p text:style-name="Normal"><text:span text:style-name="T99">TP : Duplicate content (50 à 60 mots)</text:span></text:p>
      <text:p text:style-name="Normal">Faire 2 descriptifs d’un canapé. Sont obligatoire les mention suivante : <text:s/><text:span text:style-name="T100">petit, canapé, convertible, 2 places, pieds escamotables, dossier incli- <text:s/>nable</text:span><text:span text:style-name="T101">, Les accoudoirs amovible, couchage d’appoint.</text:span></text:p>
      <text:p text:style-name="Normal">Utilisez au maximum les points suivants indépendamment dans les 2 <text:s/>versions afin de compléter le descriptif (Décrire le même canapé !) <text:s/><text:span text:style-name="T102">Largeur : 135cm, Profondeur : 86cm, Hauteur : 80cm, couchage : <text:s/>196cm/120</text:span><text:span text:style-name="T103">cm, Épaisseur du couchage : 12 cm, Densité: 65kg/m³, <text:s/>100 % polyester, 2 coussins, 3 coloris sont disponibles : Bleu, Gris <text:s/>anthracite ou Taupe, Structure en acier, suspension treillis, Mousse en <text:s/>polyuréthane haute résilience, piétement en acier chromé.</text:span></text:p>
      <text:p text:style-name="P104"/>
      <text:p text:style-name="Normal"><text:span text:style-name="T105">TP : En équipe</text:span></text:p>
      <text:p text:style-name="Normal"><text:span text:style-name="T106">Audit<text:s/></text:span><text:span text:style-name="T107">et<text:s/></text:span><text:span text:style-name="T108">proposition<text:s/></text:span><text:span text:style-name="T109">d’optimisation du site <text:s/>(structure, contenu/keyword)</text:span></text:p>
      <text:p text:style-name="Normal">Merci de baisser le volume de PC avant chargement de la page. <text:s/><text:a xlink:href="http://www.villardieres.com/crbst_22.html" office:target-frame-name="_top" xlink:show="replace"><text:span text:style-name="Lienhypertexte">http://www.villardieres.com/crbst_22.html</text:span></text:a></text:p>
      <text:p text:style-name="Normal"/>
      <text:p text:style-name="Normal"><text:span text:style-name="T110">TP</text:span><text:span text:style-name="T111"><text:s/>: En équipe</text:span></text:p>
      <text:p text:style-name="Normal">Création d’un blog/site en prenant en compte les recommandations</text:p>
      <text:p text:style-name="Normal"/>
      <text:p text:style-name="P112">TP : Imaginez une campagne virale avec marketing sur un produit alimentaire (Voir CocaCola, RedBull et Queensland)</text:p>
      <text:p text:style-name="Normal"/>
      <text:p text:style-name="Normal">Décrivez les attentes de votre campagne et donnez l’analyse<text:s/>et estimation de vos attentes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Policepardéfaut">
      <style:text-properties fo:color="#2B579A" fo:background-color="#E6E6E6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apple-converted-space" style:display-name="apple-converted-spac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 SAID Marwan</meta:initial-creator>
    <dc:creator>BEN SAID Marwan</dc:creator>
    <meta:creation-date>2017-05-24T05:37:00Z</meta:creation-date>
    <dc:date>2017-05-24T14:21:00Z</dc:date>
    <meta:template xlink:href="Normal.dotm" xlink:type="simple"/>
    <meta:editing-cycles>2</meta:editing-cycles>
    <meta:editing-duration>PT21540S</meta:editing-duration>
    <meta:document-statistic meta:page-count="3" meta:paragraph-count="9" meta:word-count="733" meta:character-count="4757" meta:row-count="33" meta:non-whitespace-character-count="4033"/>
  </office:meta>
</office:document-meta>
</file>